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1"/>
      <text:p text:style-name="P2">34.8 miles in the last week </text:p>
      <text:p text:style-name="P2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5T13:09:51.47</dc:date>
    <dc:creator>James Lombardi</dc:creator>
    <meta:editing-duration>PT17H26M8S</meta:editing-duration>
    <meta:editing-cycles>107</meta:editing-cycles>
    <meta:generator>OpenOffice/4.1.2$Win32 OpenOffice.org_project/412m3$Build-9782</meta:generator>
    <meta:document-statistic meta:table-count="0" meta:image-count="0" meta:object-count="0" meta:page-count="2" meta:paragraph-count="24" meta:word-count="348" meta:character-count="1682"/>
  </office:meta>
</office:document-meta>
</file>